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Normal" style:master-page-name="MP0" style:family="paragraph">
      <style:paragraph-properties fo:break-before="page" fo:margin-bottom="0in" style:line-height-at-least="0.1979in" fo:background-color="#1F1F1F"/>
    </style:style>
    <style:style style:name="T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7" style:parent-style-name="Normal" style:family="paragraph">
      <style:paragraph-properties fo:margin-bottom="0in" style:line-height-at-least="0.1979in" fo:background-color="#1F1F1F"/>
    </style:style>
    <style:style style:name="T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1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1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1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15" style:parent-style-name="Normal" style:family="paragraph">
      <style:paragraph-properties fo:margin-bottom="0in" style:line-height-at-least="0.1979in" fo:background-color="#1F1F1F"/>
    </style:style>
    <style:style style:name="T1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1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19" style:parent-style-name="Normal" style:family="paragraph">
      <style:paragraph-properties fo:margin-bottom="0in" style:line-height-at-least="0.1979in" fo:background-color="#1F1F1F"/>
    </style:style>
    <style:style style:name="T2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2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2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2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2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2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28" style:parent-style-name="Normal" style:family="paragraph">
      <style:paragraph-properties fo:margin-bottom="0in" style:line-height-at-least="0.1979in" fo:background-color="#1F1F1F"/>
    </style:style>
    <style:style style:name="T2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3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3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3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3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3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3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41" style:parent-style-name="Normal" style:family="paragraph">
      <style:paragraph-properties fo:margin-bottom="0in" style:line-height-at-least="0.1979in" fo:background-color="#1F1F1F"/>
    </style:style>
    <style:style style:name="T4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4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4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50" style:parent-style-name="Normal" style:family="paragraph">
      <style:paragraph-properties fo:margin-bottom="0in" style:line-height-at-least="0.1979in" fo:background-color="#1F1F1F"/>
    </style:style>
    <style:style style:name="T5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5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5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5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5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5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6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6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63" style:parent-style-name="Normal" style:family="paragraph">
      <style:paragraph-properties fo:margin-bottom="0in" style:line-height-at-least="0.1979in" fo:background-color="#1F1F1F"/>
    </style:style>
    <style:style style:name="T6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6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67" style:parent-style-name="Normal" style:family="paragraph">
      <style:paragraph-properties fo:margin-bottom="0in" style:line-height-at-least="0.1979in" fo:background-color="#1F1F1F"/>
    </style:style>
    <style:style style:name="T6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6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7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71" style:parent-style-name="Normal" style:family="paragraph">
      <style:paragraph-properties fo:margin-bottom="0in" style:line-height-at-least="0.1979in" fo:background-color="#1F1F1F"/>
    </style:style>
    <style:style style:name="T7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7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7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7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76" style:parent-style-name="Normal" style:family="paragraph">
      <style:paragraph-properties fo:margin-bottom="0in" style:line-height-at-least="0.1979in" fo:background-color="#1F1F1F"/>
    </style:style>
    <style:style style:name="T7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7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7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8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81" style:parent-style-name="Normal" style:family="paragraph">
      <style:paragraph-properties fo:margin-bottom="0in" style:line-height-at-least="0.1979in" fo:background-color="#1F1F1F"/>
    </style:style>
    <style:style style:name="T8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8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8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8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8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8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8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8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90" style:parent-style-name="Normal" style:family="paragraph">
      <style:paragraph-properties fo:margin-bottom="0in" style:line-height-at-least="0.1979in" fo:background-color="#1F1F1F"/>
    </style:style>
    <style:style style:name="T9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9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9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9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9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9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9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9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9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0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10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10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10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0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10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10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107" style:parent-style-name="Normal" style:family="paragraph">
      <style:paragraph-properties fo:margin-bottom="0in" style:line-height-at-least="0.1979in" fo:background-color="#1F1F1F"/>
    </style:style>
    <style:style style:name="T10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10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11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1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112" style:parent-style-name="Normal" style:family="paragraph">
      <style:paragraph-properties fo:margin-bottom="0in" style:line-height-at-least="0.1979in" fo:background-color="#1F1F1F"/>
    </style:style>
    <style:style style:name="T11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11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11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1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11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1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11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12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121" style:parent-style-name="Normal" style:family="paragraph">
      <style:paragraph-properties fo:margin-bottom="0in" style:line-height-at-least="0.1979in" fo:background-color="#1F1F1F"/>
    </style:style>
    <style:style style:name="T12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12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12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2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12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2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12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2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13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13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13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13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13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3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13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3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138" style:parent-style-name="Normal" style:family="paragraph">
      <style:paragraph-properties fo:margin-bottom="0in" style:line-height-at-least="0.1979in" fo:background-color="#1F1F1F"/>
    </style:style>
    <style:style style:name="T13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14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14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4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14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4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14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4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14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14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14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15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15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5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15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5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155" style:parent-style-name="Normal" style:family="paragraph">
      <style:paragraph-properties fo:margin-bottom="0in" style:line-height-at-least="0.1979in" fo:background-color="#1F1F1F"/>
    </style:style>
    <style:style style:name="T15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15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15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5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16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6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16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6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16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16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16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16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16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6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17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7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172" style:parent-style-name="Normal" style:family="paragraph">
      <style:paragraph-properties fo:margin-bottom="0in" style:line-height-at-least="0.1979in" fo:background-color="#1F1F1F"/>
    </style:style>
    <style:style style:name="T17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17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17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7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17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7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17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8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18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18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18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18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18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8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18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8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189" style:parent-style-name="Normal" style:family="paragraph">
      <style:paragraph-properties fo:margin-bottom="0in" style:line-height-at-least="0.1979in" fo:background-color="#1F1F1F"/>
    </style:style>
    <style:style style:name="T19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19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19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9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19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19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19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19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19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19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20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20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20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0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20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0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206" style:parent-style-name="Normal" style:family="paragraph">
      <style:paragraph-properties fo:margin-bottom="0in" style:line-height-at-least="0.1979in" fo:background-color="#1F1F1F"/>
    </style:style>
    <style:style style:name="T20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20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20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1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211" style:parent-style-name="Normal" style:family="paragraph">
      <style:paragraph-properties fo:margin-bottom="0in" style:line-height-at-least="0.1979in" fo:background-color="#1F1F1F"/>
    </style:style>
    <style:style style:name="T21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21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21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1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216" style:parent-style-name="Normal" style:family="paragraph">
      <style:paragraph-properties fo:margin-bottom="0in" style:line-height-at-least="0.1979in" fo:background-color="#1F1F1F"/>
    </style:style>
    <style:style style:name="T21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21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21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2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221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P222" style:parent-style-name="Normal" style:family="paragraph">
      <style:paragraph-properties fo:margin-bottom="0in" style:line-height-at-least="0.1979in" fo:background-color="#1F1F1F"/>
    </style:style>
    <style:style style:name="T22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22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22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2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227" style:parent-style-name="Normal" style:family="paragraph">
      <style:paragraph-properties fo:margin-bottom="0in" style:line-height-at-least="0.1979in" fo:background-color="#1F1F1F"/>
    </style:style>
    <style:style style:name="T22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22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23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3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23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3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23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23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236" style:parent-style-name="Normal" style:family="paragraph">
      <style:paragraph-properties fo:margin-bottom="0in" style:line-height-at-least="0.1979in" fo:background-color="#1F1F1F"/>
    </style:style>
    <style:style style:name="T23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23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23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4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24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24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24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4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245" style:parent-style-name="Normal" style:family="paragraph">
      <style:paragraph-properties fo:margin-bottom="0in" style:line-height-at-least="0.1979in" fo:background-color="#1F1F1F"/>
    </style:style>
    <style:style style:name="T24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24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24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4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25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25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25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5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254" style:parent-style-name="Normal" style:family="paragraph">
      <style:paragraph-properties fo:margin-bottom="0in" style:line-height-at-least="0.1979in" fo:background-color="#1F1F1F"/>
    </style:style>
    <style:style style:name="T25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25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25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5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25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6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26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26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2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6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26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26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2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26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26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7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271" style:parent-style-name="Normal" style:family="paragraph">
      <style:paragraph-properties fo:margin-bottom="0in" style:line-height-at-least="0.1979in" fo:background-color="#1F1F1F"/>
    </style:style>
    <style:style style:name="T27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27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27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7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276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P277" style:parent-style-name="Normal" style:family="paragraph">
      <style:paragraph-properties fo:margin-bottom="0in" style:line-height-at-least="0.1979in" fo:background-color="#1F1F1F"/>
    </style:style>
    <style:style style:name="T27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27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28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8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28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28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28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28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286" style:parent-style-name="Normal" style:family="paragraph">
      <style:paragraph-properties fo:margin-bottom="0in" style:line-height-at-least="0.1979in" fo:background-color="#1F1F1F"/>
    </style:style>
    <style:style style:name="T28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28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28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9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29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29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29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9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295" style:parent-style-name="Normal" style:family="paragraph">
      <style:paragraph-properties fo:margin-bottom="0in" style:line-height-at-least="0.1979in" fo:background-color="#1F1F1F"/>
    </style:style>
    <style:style style:name="T29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29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29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29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300" style:parent-style-name="Normal" style:family="paragraph">
      <style:paragraph-properties fo:margin-bottom="0in" style:line-height-at-least="0.1979in" fo:background-color="#1F1F1F"/>
    </style:style>
    <style:style style:name="T30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30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0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0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0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30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0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0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309" style:parent-style-name="Normal" style:family="paragraph">
      <style:paragraph-properties fo:margin-bottom="0in" style:line-height-at-least="0.1979in" fo:background-color="#1F1F1F"/>
    </style:style>
    <style:style style:name="T31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31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1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1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1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31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1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1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318" style:parent-style-name="Normal" style:family="paragraph">
      <style:paragraph-properties fo:margin-bottom="0in" style:line-height-at-least="0.1979in" fo:background-color="#1F1F1F"/>
    </style:style>
    <style:style style:name="T31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32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2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2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2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32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2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2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327" style:parent-style-name="Normal" style:family="paragraph">
      <style:paragraph-properties fo:margin-bottom="0in" style:line-height-at-least="0.1979in" fo:background-color="#1F1F1F"/>
    </style:style>
    <style:style style:name="T32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32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3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3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3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33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3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3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336" style:parent-style-name="Normal" style:family="paragraph">
      <style:paragraph-properties fo:margin-bottom="0in" style:line-height-at-least="0.1979in" fo:background-color="#1F1F1F"/>
    </style:style>
    <style:style style:name="T33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33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3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4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4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34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4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4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345" style:parent-style-name="Normal" style:family="paragraph">
      <style:paragraph-properties fo:margin-bottom="0in" style:line-height-at-least="0.1979in" fo:background-color="#1F1F1F"/>
    </style:style>
    <style:style style:name="T34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34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4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4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5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35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5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5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354" style:parent-style-name="Normal" style:family="paragraph">
      <style:paragraph-properties fo:margin-bottom="0in" style:line-height-at-least="0.1979in" fo:background-color="#1F1F1F"/>
    </style:style>
    <style:style style:name="T35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35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5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5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359" style:parent-style-name="Normal" style:family="paragraph">
      <style:paragraph-properties fo:margin-bottom="0in" style:line-height-at-least="0.1979in" fo:background-color="#1F1F1F"/>
    </style:style>
    <style:style style:name="T36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36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6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6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364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P365" style:parent-style-name="Normal" style:family="paragraph">
      <style:paragraph-properties fo:margin-bottom="0in" style:line-height-at-least="0.1979in" fo:background-color="#1F1F1F"/>
    </style:style>
    <style:style style:name="T36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36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6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6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37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37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37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37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374" style:parent-style-name="Normal" style:family="paragraph">
      <style:paragraph-properties fo:margin-bottom="0in" style:line-height-at-least="0.1979in" fo:background-color="#1F1F1F"/>
    </style:style>
    <style:style style:name="T37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37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7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7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7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38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8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8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383" style:parent-style-name="Normal" style:family="paragraph">
      <style:paragraph-properties fo:margin-bottom="0in" style:line-height-at-least="0.1979in" fo:background-color="#1F1F1F"/>
    </style:style>
    <style:style style:name="T38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38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8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8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388" style:parent-style-name="Normal" style:family="paragraph">
      <style:paragraph-properties fo:margin-bottom="0in" style:line-height-at-least="0.1979in" fo:background-color="#1F1F1F"/>
    </style:style>
    <style:style style:name="T38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39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9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9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9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39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39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39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397" style:parent-style-name="Normal" style:family="paragraph">
      <style:paragraph-properties fo:margin-bottom="0in" style:line-height-at-least="0.1979in" fo:background-color="#1F1F1F"/>
    </style:style>
    <style:style style:name="T39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39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0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0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0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40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0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0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406" style:parent-style-name="Normal" style:family="paragraph">
      <style:paragraph-properties fo:margin-bottom="0in" style:line-height-at-least="0.1979in" fo:background-color="#1F1F1F"/>
    </style:style>
    <style:style style:name="T40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40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0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1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1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41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1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1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415" style:parent-style-name="Normal" style:family="paragraph">
      <style:paragraph-properties fo:margin-bottom="0in" style:line-height-at-least="0.1979in" fo:background-color="#1F1F1F"/>
    </style:style>
    <style:style style:name="T41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41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1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1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2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42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2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2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424" style:parent-style-name="Normal" style:family="paragraph">
      <style:paragraph-properties fo:margin-bottom="0in" style:line-height-at-least="0.1979in" fo:background-color="#1F1F1F"/>
    </style:style>
    <style:style style:name="T42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42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2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2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2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43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3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3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433" style:parent-style-name="Normal" style:family="paragraph">
      <style:paragraph-properties fo:margin-bottom="0in" style:line-height-at-least="0.1979in" fo:background-color="#1F1F1F"/>
    </style:style>
    <style:style style:name="T43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43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3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3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3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43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4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4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442" style:parent-style-name="Normal" style:family="paragraph">
      <style:paragraph-properties fo:margin-bottom="0in" style:line-height-at-least="0.1979in" fo:background-color="#1F1F1F"/>
    </style:style>
    <style:style style:name="T44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44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4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4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447" style:parent-style-name="Normal" style:family="paragraph">
      <style:paragraph-properties fo:margin-bottom="0in" style:line-height-at-least="0.1979in" fo:background-color="#1F1F1F"/>
    </style:style>
    <style:style style:name="T44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44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5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5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452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P453" style:parent-style-name="Normal" style:family="paragraph">
      <style:paragraph-properties fo:margin-bottom="0in" style:line-height-at-least="0.1979in" fo:background-color="#1F1F1F"/>
    </style:style>
    <style:style style:name="T45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45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5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5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45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5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46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6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462" style:parent-style-name="Normal" style:family="paragraph">
      <style:paragraph-properties fo:margin-bottom="0in" style:line-height-at-least="0.1979in" fo:background-color="#1F1F1F"/>
    </style:style>
    <style:style style:name="T46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46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6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6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46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6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7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471" style:parent-style-name="Normal" style:family="paragraph">
      <style:paragraph-properties fo:margin-bottom="0in" style:line-height-at-least="0.1979in" fo:background-color="#1F1F1F"/>
    </style:style>
    <style:style style:name="T47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47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7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7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47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47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47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47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480" style:parent-style-name="Normal" style:family="paragraph">
      <style:paragraph-properties fo:margin-bottom="0in" style:line-height-at-least="0.1979in" fo:background-color="#1F1F1F"/>
    </style:style>
    <style:style style:name="T48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48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8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8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8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48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8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8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489" style:parent-style-name="Normal" style:family="paragraph">
      <style:paragraph-properties fo:margin-bottom="0in" style:line-height-at-least="0.1979in" fo:background-color="#1F1F1F"/>
    </style:style>
    <style:style style:name="T49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49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9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9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9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49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49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49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498" style:parent-style-name="Normal" style:family="paragraph">
      <style:paragraph-properties fo:margin-bottom="0in" style:line-height-at-least="0.1979in" fo:background-color="#1F1F1F"/>
    </style:style>
    <style:style style:name="T49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50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0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0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503" style:parent-style-name="Normal" style:family="paragraph">
      <style:paragraph-properties fo:margin-bottom="0in" style:line-height-at-least="0.1979in" fo:background-color="#1F1F1F"/>
    </style:style>
    <style:style style:name="T50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50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0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0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50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0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51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51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512" style:parent-style-name="Normal" style:family="paragraph">
      <style:paragraph-properties fo:margin-bottom="0in" style:line-height-at-least="0.1979in" fo:background-color="#1F1F1F"/>
    </style:style>
    <style:style style:name="T51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51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1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1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1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51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1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2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521" style:parent-style-name="Normal" style:family="paragraph">
      <style:paragraph-properties fo:margin-bottom="0in" style:line-height-at-least="0.1979in" fo:background-color="#1F1F1F"/>
    </style:style>
    <style:style style:name="T52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52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2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2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2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52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2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2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530" style:parent-style-name="Normal" style:family="paragraph">
      <style:paragraph-properties fo:margin-bottom="0in" style:line-height-at-least="0.1979in" fo:background-color="#1F1F1F"/>
    </style:style>
    <style:style style:name="T53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53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3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3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535" style:parent-style-name="Normal" style:family="paragraph">
      <style:paragraph-properties fo:margin-bottom="0in" style:line-height-at-least="0.1979in" fo:background-color="#1F1F1F"/>
    </style:style>
    <style:style style:name="T53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53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3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3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540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P541" style:parent-style-name="Normal" style:family="paragraph">
      <style:paragraph-properties fo:margin-bottom="0in" style:line-height-at-least="0.1979in" fo:background-color="#1F1F1F"/>
    </style:style>
    <style:style style:name="T54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54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4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4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54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54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54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54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550" style:parent-style-name="Normal" style:family="paragraph">
      <style:paragraph-properties fo:margin-bottom="0in" style:line-height-at-least="0.1979in" fo:background-color="#1F1F1F"/>
    </style:style>
    <style:style style:name="T55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55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5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5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5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55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5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5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559" style:parent-style-name="Normal" style:family="paragraph">
      <style:paragraph-properties fo:margin-bottom="0in" style:line-height-at-least="0.1979in" fo:background-color="#1F1F1F"/>
    </style:style>
    <style:style style:name="T56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56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6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6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564" style:parent-style-name="Normal" style:family="paragraph">
      <style:paragraph-properties fo:margin-bottom="0in" style:line-height-at-least="0.1979in" fo:background-color="#1F1F1F"/>
    </style:style>
    <style:style style:name="T56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56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6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6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6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57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7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7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573" style:parent-style-name="Normal" style:family="paragraph">
      <style:paragraph-properties fo:margin-bottom="0in" style:line-height-at-least="0.1979in" fo:background-color="#1F1F1F"/>
    </style:style>
    <style:style style:name="T57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57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7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7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7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57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8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8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582" style:parent-style-name="Normal" style:family="paragraph">
      <style:paragraph-properties fo:margin-bottom="0in" style:line-height-at-least="0.1979in" fo:background-color="#1F1F1F"/>
    </style:style>
    <style:style style:name="T58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58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8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8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8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58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8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9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591" style:parent-style-name="Normal" style:family="paragraph">
      <style:paragraph-properties fo:margin-bottom="0in" style:line-height-at-least="0.1979in" fo:background-color="#1F1F1F"/>
    </style:style>
    <style:style style:name="T59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59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9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59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596" style:parent-style-name="Normal" style:family="paragraph">
      <style:paragraph-properties fo:margin-bottom="0in" style:line-height-at-least="0.1979in" fo:background-color="#1F1F1F"/>
    </style:style>
    <style:style style:name="T59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59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59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0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601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P602" style:parent-style-name="Normal" style:family="paragraph">
      <style:paragraph-properties fo:margin-bottom="0in" style:line-height-at-least="0.1979in" fo:background-color="#1F1F1F"/>
    </style:style>
    <style:style style:name="T60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60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60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0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60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0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60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61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611" style:parent-style-name="Normal" style:family="paragraph">
      <style:paragraph-properties fo:margin-bottom="0in" style:line-height-at-least="0.1979in" fo:background-color="#1F1F1F"/>
    </style:style>
    <style:style style:name="T61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61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61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1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61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61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61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1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620" style:parent-style-name="Normal" style:family="paragraph">
      <style:paragraph-properties fo:margin-bottom="0in" style:line-height-at-least="0.1979in" fo:background-color="#1F1F1F"/>
    </style:style>
    <style:style style:name="T62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62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62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2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62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62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62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2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629" style:parent-style-name="Normal" style:family="paragraph">
      <style:paragraph-properties fo:margin-bottom="0in" style:line-height-at-least="0.1979in" fo:background-color="#1F1F1F"/>
    </style:style>
    <style:style style:name="T63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63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63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3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634" style:parent-style-name="Normal" style:family="paragraph">
      <style:paragraph-properties fo:margin-bottom="0in" style:line-height-at-least="0.1979in" fo:background-color="#1F1F1F"/>
    </style:style>
    <style:style style:name="T63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63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63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3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63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4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64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64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64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64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64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4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647" style:parent-style-name="Normal" style:family="paragraph">
      <style:paragraph-properties fo:margin-bottom="0in" style:line-height-at-least="0.1979in" fo:background-color="#1F1F1F"/>
    </style:style>
    <style:style style:name="T64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64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65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5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65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5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65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65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65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5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65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65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66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6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66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66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66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6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666" style:parent-style-name="Normal" style:family="paragraph">
      <style:paragraph-properties fo:margin-bottom="0in" style:line-height-at-least="0.1979in" fo:background-color="#1F1F1F"/>
    </style:style>
    <style:style style:name="T6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66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66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7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67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7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67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67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67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67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67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7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679" style:parent-style-name="Normal" style:family="paragraph">
      <style:paragraph-properties fo:margin-bottom="0in" style:line-height-at-least="0.1979in" fo:background-color="#1F1F1F"/>
    </style:style>
    <style:style style:name="T68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68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682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68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68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8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68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68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68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8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69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69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69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9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69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69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69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69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698" style:parent-style-name="Normal" style:family="paragraph">
      <style:paragraph-properties fo:margin-bottom="0in" style:line-height-at-least="0.1979in" fo:background-color="#1F1F1F"/>
    </style:style>
    <style:style style:name="T69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70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70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70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70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70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70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70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70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70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70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71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711" style:parent-style-name="Normal" style:family="paragraph">
      <style:paragraph-properties fo:margin-bottom="0in" style:line-height-at-least="0.1979in" fo:background-color="#1F1F1F"/>
    </style:style>
    <style:style style:name="T71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71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71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71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71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71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71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71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72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72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72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72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72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72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72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727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728" style:parent-style-name="Normal" style:family="paragraph">
      <style:paragraph-properties fo:margin-bottom="0in" style:line-height-at-least="0.1979in" fo:background-color="#1F1F1F"/>
    </style:style>
    <style:style style:name="T72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73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73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73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73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73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73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73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73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73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73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74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741" style:parent-style-name="Normal" style:family="paragraph">
      <style:paragraph-properties fo:margin-bottom="0in" style:line-height-at-least="0.1979in" fo:background-color="#1F1F1F"/>
    </style:style>
    <style:style style:name="T74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74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74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74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746" style:parent-style-name="Normal" style:family="paragraph">
      <style:paragraph-properties fo:margin-bottom="0in" style:line-height-at-least="0.1979in" fo:background-color="#1F1F1F"/>
    </style:style>
    <style:style style:name="T74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74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74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75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751" style:parent-style-name="Normal" style:family="paragraph">
      <style:paragraph-properties fo:margin-bottom="0in" style:line-height-at-least="0.1979in" fo:background-color="#1F1F1F"/>
    </style:style>
    <style:style style:name="T75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753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754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755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756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P757" style:parent-style-name="Normal" style:family="paragraph">
      <style:paragraph-properties fo:margin-bottom="0in" style:line-height-at-least="0.1979in" fo:background-color="#1F1F1F"/>
    </style:style>
    <style:style style:name="T75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75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76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76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762" style:parent-style-name="Normal" style:family="paragraph">
      <style:paragraph-properties fo:margin-bottom="0in" style:line-height-at-least="0.1979in" fo:background-color="#1F1F1F"/>
    </style:style>
    <style:style style:name="T76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76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76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76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76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76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769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77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771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772" style:parent-style-name="Normal" style:family="paragraph">
      <style:paragraph-properties fo:margin-bottom="0in" style:line-height-at-least="0.1979in" fo:background-color="#1F1F1F"/>
    </style:style>
    <style:style style:name="T77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77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77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77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777" style:parent-style-name="Normal" style:family="paragraph">
      <style:paragraph-properties fo:margin-bottom="0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P778" style:parent-style-name="Normal" style:family="paragraph">
      <style:paragraph-properties fo:margin-bottom="0in" style:line-height-at-least="0.1979in" fo:background-color="#1F1F1F"/>
    </style:style>
    <style:style style:name="T77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en" style:country-asian="IN" style:language-complex="ar" style:country-complex="SA"/>
    </style:style>
    <style:style style:name="T78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78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78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8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n" style:country-asian="IN" style:language-complex="ar" style:country-complex="SA"/>
    </style:style>
    <style:style style:name="T7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n" style:country-asian="IN" style:language-complex="ar" style:country-complex="SA"/>
    </style:style>
    <style:style style:name="T78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n" style:country-asian="IN" style:language-complex="ar" style:country-complex="SA"/>
    </style:style>
    <style:style style:name="T78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787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788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789" style:parent-style-name="Normal" style:family="paragraph">
      <style:paragraph-properties fo:margin-bottom="0in" style:line-height-at-least="0.1979in" fo:background-color="#1F1F1F"/>
    </style:style>
    <style:style style:name="T790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79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792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P793" style:parent-style-name="Normal" style:family="paragraph">
      <style:paragraph-properties fo:margin-bottom="0in" style:line-height-at-least="0.1979in" fo:background-color="#1F1F1F"/>
    </style:style>
    <style:style style:name="T794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  <style:style style:name="T79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n" style:country-asian="IN" style:language-complex="ar" style:country-complex="SA"/>
    </style:style>
    <style:style style:name="T796" style:parent-style-name="DefaultParagraphFont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n" style:country-asian="IN" style:language-complex="ar" style:country-complex="SA"/>
    </style:style>
  </office:automatic-styles>
  <office:body>
    <office:text text:use-soft-page-breaks="true">
      <text:p text:style-name="P1"><text:span text:style-name="T2">&lt;!</text:span><text:span text:style-name="T3">DOCTYPE</text:span><text:span text:style-name="T4"><text:s/></text:span><text:span text:style-name="T5">html</text:span><text:span text:style-name="T6">&gt;</text:span></text:p>
      <text:p text:style-name="P7"><text:span text:style-name="T8">&lt;</text:span><text:span text:style-name="T9">html</text:span><text:span text:style-name="T10"><text:s/></text:span><text:span text:style-name="T11">lang</text:span><text:span text:style-name="T12">=</text:span><text:span text:style-name="T13">"en"</text:span><text:span text:style-name="T14">&gt;</text:span></text:p>
      <text:p text:style-name="P15"><text:span text:style-name="T16">&lt;</text:span><text:span text:style-name="T17">head</text:span><text:span text:style-name="T18">&gt;</text:span></text:p>
      <text:p text:style-name="P19"><text:span text:style-name="T20"> <text:s/></text:span><text:span text:style-name="T21">&lt;</text:span><text:span text:style-name="T22">meta</text:span><text:span text:style-name="T23"><text:s/></text:span><text:span text:style-name="T24">charset</text:span><text:span text:style-name="T25">=</text:span><text:span text:style-name="T26">"UTF-8"</text:span><text:span text:style-name="T27">&gt;</text:span></text:p>
      <text:p text:style-name="P28"><text:span text:style-name="T29"> <text:s/></text:span><text:span text:style-name="T30">&lt;</text:span><text:span text:style-name="T31">meta</text:span><text:span text:style-name="T32"><text:s/></text:span><text:span text:style-name="T33">name</text:span><text:span text:style-name="T34">=</text:span><text:span text:style-name="T35">"viewport"</text:span><text:span text:style-name="T36"><text:s/></text:span><text:span text:style-name="T37">content</text:span><text:span text:style-name="T38">=</text:span><text:span text:style-name="T39">"width=device-width, initial-scale=1.0"</text:span><text:span text:style-name="T40">&gt;</text:span></text:p>
      <text:p text:style-name="P41"><text:span text:style-name="T42"> <text:s/></text:span><text:span text:style-name="T43">&lt;</text:span><text:span text:style-name="T44">title</text:span><text:span text:style-name="T45">&gt;</text:span><text:span text:style-name="T46">GloBrite - LED Smart Bulb Set</text:span><text:span text:style-name="T47">&lt;/</text:span><text:span text:style-name="T48">title</text:span><text:span text:style-name="T49">&gt;</text:span></text:p>
      <text:p text:style-name="P50"><text:span text:style-name="T51"> <text:s/></text:span><text:span text:style-name="T52">&lt;</text:span><text:span text:style-name="T53">link</text:span><text:span text:style-name="T54"><text:s/></text:span><text:span text:style-name="T55">rel</text:span><text:span text:style-name="T56">=</text:span><text:span text:style-name="T57">"stylesheet"</text:span><text:span text:style-name="T58"><text:s/></text:span><text:span text:style-name="T59">href</text:span><text:span text:style-name="T60">=</text:span><text:span text:style-name="T61">"styles.css"</text:span><text:span text:style-name="T62">&gt;</text:span></text:p>
      <text:p text:style-name="P63"><text:span text:style-name="T64">&lt;/</text:span><text:span text:style-name="T65">head</text:span><text:span text:style-name="T66">&gt;</text:span></text:p>
      <text:p text:style-name="P67"><text:span text:style-name="T68">&lt;</text:span><text:span text:style-name="T69">body</text:span><text:span text:style-name="T70">&gt;</text:span></text:p>
      <text:p text:style-name="P71"><text:span text:style-name="T72"> <text:s/></text:span><text:span text:style-name="T73">&lt;</text:span><text:span text:style-name="T74">header</text:span><text:span text:style-name="T75">&gt;</text:span></text:p>
      <text:p text:style-name="P76"><text:span text:style-name="T77">   <text:s/></text:span><text:span text:style-name="T78">&lt;</text:span><text:span text:style-name="T79">nav</text:span><text:span text:style-name="T80">&gt;</text:span></text:p>
      <text:p text:style-name="P81"><text:span text:style-name="T82">     <text:s/></text:span><text:span text:style-name="T83">&lt;</text:span><text:span text:style-name="T84">div</text:span><text:span text:style-name="T85"><text:s/></text:span><text:span text:style-name="T86">class</text:span><text:span text:style-name="T87">=</text:span><text:span text:style-name="T88">"logo-container"</text:span><text:span text:style-name="T89">&gt;</text:span></text:p>
      <text:p text:style-name="P90"><text:span text:style-name="T91">       <text:s/></text:span><text:span text:style-name="T92">&lt;</text:span><text:span text:style-name="T93">img</text:span><text:span text:style-name="T94"><text:s/></text:span><text:span text:style-name="T95">src</text:span><text:span text:style-name="T96">=</text:span><text:span text:style-name="T97">"logo.png.jpg"</text:span><text:span text:style-name="T98"><text:s/></text:span><text:span text:style-name="T99">alt</text:span><text:span text:style-name="T100">=</text:span><text:span text:style-name="T101">"GloBrite Logo"</text:span><text:span text:style-name="T102"><text:s/></text:span><text:span text:style-name="T103">class</text:span><text:span text:style-name="T104">=</text:span><text:span text:style-name="T105">"logo"</text:span><text:span text:style-name="T106">&gt;</text:span></text:p>
      <text:p text:style-name="P107"><text:span text:style-name="T108">     <text:s/></text:span><text:span text:style-name="T109">&lt;/</text:span><text:span text:style-name="T110">div</text:span><text:span text:style-name="T111">&gt;</text:span></text:p>
      <text:p text:style-name="P112"><text:span text:style-name="T113">     <text:s/></text:span><text:span text:style-name="T114">&lt;</text:span><text:span text:style-name="T115">ul</text:span><text:span text:style-name="T116"><text:s/></text:span><text:span text:style-name="T117">class</text:span><text:span text:style-name="T118">=</text:span><text:span text:style-name="T119">"nav-links"</text:span><text:span text:style-name="T120">&gt;</text:span></text:p>
      <text:p text:style-name="P121"><text:span text:style-name="T122">       <text:s/></text:span><text:span text:style-name="T123">&lt;</text:span><text:span text:style-name="T124">li</text:span><text:span text:style-name="T125">&gt;&lt;</text:span><text:span text:style-name="T126">a</text:span><text:span text:style-name="T127"><text:s/></text:span><text:span text:style-name="T128">href</text:span><text:span text:style-name="T129">=</text:span><text:span text:style-name="T130">"#features"</text:span><text:span text:style-name="T131">&gt;</text:span><text:span text:style-name="T132">Features</text:span><text:span text:style-name="T133">&lt;/</text:span><text:span text:style-name="T134">a</text:span><text:span text:style-name="T135">&gt;&lt;/</text:span><text:span text:style-name="T136">li</text:span><text:span text:style-name="T137">&gt;</text:span></text:p>
      <text:p text:style-name="P138"><text:span text:style-name="T139">       <text:s/></text:span><text:span text:style-name="T140">&lt;</text:span><text:span text:style-name="T141">li</text:span><text:span text:style-name="T142">&gt;&lt;</text:span><text:span text:style-name="T143">a</text:span><text:span text:style-name="T144"><text:s/></text:span><text:span text:style-name="T145">href</text:span><text:span text:style-name="T146">=</text:span><text:span text:style-name="T147">"#benefits"</text:span><text:span text:style-name="T148">&gt;</text:span><text:span text:style-name="T149">Benefits</text:span><text:span text:style-name="T150">&lt;/</text:span><text:span text:style-name="T151">a</text:span><text:span text:style-name="T152">&gt;&lt;/</text:span><text:span text:style-name="T153">li</text:span><text:span text:style-name="T154">&gt;</text:span></text:p>
      <text:p text:style-name="P155"><text:span text:style-name="T156">       <text:s/></text:span><text:span text:style-name="T157">&lt;</text:span><text:span text:style-name="T158">li</text:span><text:span text:style-name="T159">&gt;&lt;</text:span><text:span text:style-name="T160">a</text:span><text:span text:style-name="T161"><text:s/></text:span><text:span text:style-name="T162">href</text:span><text:span text:style-name="T163">=</text:span><text:span text:style-name="T164">"#testimonials"</text:span><text:span text:style-name="T165">&gt;</text:span><text:span text:style-name="T166">Testimonials</text:span><text:span text:style-name="T167">&lt;/</text:span><text:span text:style-name="T168">a</text:span><text:span text:style-name="T169">&gt;&lt;/</text:span><text:span text:style-name="T170">li</text:span><text:span text:style-name="T171">&gt;</text:span></text:p>
      <text:p text:style-name="P172"><text:span text:style-name="T173">       <text:s/></text:span><text:span text:style-name="T174">&lt;</text:span><text:span text:style-name="T175">li</text:span><text:span text:style-name="T176">&gt;&lt;</text:span><text:span text:style-name="T177">a</text:span><text:span text:style-name="T178"><text:s/></text:span><text:span text:style-name="T179">href</text:span><text:span text:style-name="T180">=</text:span><text:span text:style-name="T181">"#pricing"</text:span><text:span text:style-name="T182">&gt;</text:span><text:span text:style-name="T183">Pricing</text:span><text:span text:style-name="T184">&lt;/</text:span><text:span text:style-name="T185">a</text:span><text:span text:style-name="T186">&gt;&lt;/</text:span><text:span text:style-name="T187">li</text:span><text:span text:style-name="T188">&gt;</text:span></text:p>
      <text:p text:style-name="P189"><text:span text:style-name="T190">       <text:s/></text:span><text:span text:style-name="T191">&lt;</text:span><text:span text:style-name="T192">li</text:span><text:span text:style-name="T193">&gt;&lt;</text:span><text:span text:style-name="T194">a</text:span><text:span text:style-name="T195"><text:s/></text:span><text:span text:style-name="T196">href</text:span><text:span text:style-name="T197">=</text:span><text:span text:style-name="T198">"#contact"</text:span><text:span text:style-name="T199">&gt;</text:span><text:span text:style-name="T200">Contact</text:span><text:span text:style-name="T201">&lt;/</text:span><text:span text:style-name="T202">a</text:span><text:span text:style-name="T203">&gt;&lt;/</text:span><text:span text:style-name="T204">li</text:span><text:span text:style-name="T205">&gt;</text:span></text:p>
      <text:p text:style-name="P206"><text:span text:style-name="T207">     <text:s/></text:span><text:span text:style-name="T208">&lt;/</text:span><text:span text:style-name="T209">ul</text:span><text:span text:style-name="T210">&gt;</text:span></text:p>
      <text:p text:style-name="P211"><text:span text:style-name="T212">   <text:s/></text:span><text:span text:style-name="T213">&lt;/</text:span><text:span text:style-name="T214">nav</text:span><text:span text:style-name="T215">&gt;</text:span></text:p>
      <text:p text:style-name="P216"><text:span text:style-name="T217"> <text:s/></text:span><text:span text:style-name="T218">&lt;/</text:span><text:span text:style-name="T219">header</text:span><text:span text:style-name="T220">&gt;</text:span></text:p>
      <text:p text:style-name="P221"/>
      <text:p text:style-name="P222"><text:span text:style-name="T223"> <text:s/></text:span><text:span text:style-name="T224">&lt;</text:span><text:span text:style-name="T225">main</text:span><text:span text:style-name="T226">&gt;</text:span></text:p>
      <text:p text:style-name="P227"><text:span text:style-name="T228">   <text:s/></text:span><text:span text:style-name="T229">&lt;</text:span><text:span text:style-name="T230">section</text:span><text:span text:style-name="T231"><text:s/></text:span><text:span text:style-name="T232">id</text:span><text:span text:style-name="T233">=</text:span><text:span text:style-name="T234">"hero"</text:span><text:span text:style-name="T235">&gt;</text:span></text:p>
      <text:p text:style-name="P236"><text:span text:style-name="T237">     <text:s/></text:span><text:span text:style-name="T238">&lt;</text:span><text:span text:style-name="T239">h1</text:span><text:span text:style-name="T240">&gt;</text:span><text:span text:style-name="T241">GloBrite - LED Smart Bulb Set</text:span><text:span text:style-name="T242">&lt;/</text:span><text:span text:style-name="T243">h1</text:span><text:span text:style-name="T244">&gt;</text:span></text:p>
      <text:p text:style-name="P245"><text:span text:style-name="T246">     <text:s/></text:span><text:span text:style-name="T247">&lt;</text:span><text:span text:style-name="T248">h2</text:span><text:span text:style-name="T249">&gt;</text:span><text:span text:style-name="T250">Illuminate Your World with Smart Lighting</text:span><text:span text:style-name="T251">&lt;/</text:span><text:span text:style-name="T252">h2</text:span><text:span text:style-name="T253">&gt;</text:span></text:p>
      <text:p text:style-name="P254"><text:span text:style-name="T255">     <text:s/></text:span><text:span text:style-name="T256">&lt;</text:span><text:span text:style-name="T257">a</text:span><text:span text:style-name="T258"><text:s/></text:span><text:span text:style-name="T259">href</text:span><text:span text:style-name="T260">=</text:span><text:span text:style-name="T261">"#"</text:span><text:span text:style-name="T262"><text:s/></text:span><text:span text:style-name="T263">class</text:span><text:span text:style-name="T264">=</text:span><text:span text:style-name="T265">"cta-button"</text:span><text:span text:style-name="T266">&gt;</text:span><text:span text:style-name="T267">Buy Now</text:span><text:span text:style-name="T268">&lt;/</text:span><text:span text:style-name="T269">a</text:span><text:span text:style-name="T270">&gt;</text:span></text:p>
      <text:p text:style-name="P271"><text:span text:style-name="T272">   <text:s/></text:span><text:span text:style-name="T273">&lt;/</text:span><text:span text:style-name="T274">section</text:span><text:span text:style-name="T275">&gt;</text:span></text:p>
      <text:p text:style-name="P276"/>
      <text:p text:style-name="P277"><text:span text:style-name="T278">   <text:s/></text:span><text:span text:style-name="T279">&lt;</text:span><text:span text:style-name="T280">section</text:span><text:span text:style-name="T281"><text:s/></text:span><text:span text:style-name="T282">id</text:span><text:span text:style-name="T283">=</text:span><text:span text:style-name="T284">"features"</text:span><text:span text:style-name="T285">&gt;</text:span></text:p>
      <text:p text:style-name="P286"><text:span text:style-name="T287">     <text:s/></text:span><text:span text:style-name="T288">&lt;</text:span><text:span text:style-name="T289">h3</text:span><text:span text:style-name="T290">&gt;</text:span><text:span text:style-name="T291">Product Features</text:span><text:span text:style-name="T292">&lt;/</text:span><text:span text:style-name="T293">h3</text:span><text:span text:style-name="T294">&gt;</text:span></text:p>
      <text:p text:style-name="P295"><text:span text:style-name="T296">     <text:s/></text:span><text:span text:style-name="T297">&lt;</text:span><text:span text:style-name="T298">ul</text:span><text:span text:style-name="T299">&gt;</text:span></text:p>
      <text:p text:style-name="P300"><text:span text:style-name="T301">       <text:s/></text:span><text:span text:style-name="T302">&lt;</text:span><text:span text:style-name="T303">li</text:span><text:span text:style-name="T304">&gt;</text:span><text:span text:style-name="T305">Control the lights from your smartphone</text:span><text:span text:style-name="T306">&lt;/</text:span><text:span text:style-name="T307">li</text:span><text:span text:style-name="T308">&gt;</text:span></text:p>
      <text:p text:style-name="P309"><text:span text:style-name="T310">       <text:s/></text:span><text:span text:style-name="T311">&lt;</text:span><text:span text:style-name="T312">li</text:span><text:span text:style-name="T313">&gt;</text:span><text:span text:style-name="T314">Choose from millions of colors</text:span><text:span text:style-name="T315">&lt;/</text:span><text:span text:style-name="T316">li</text:span><text:span text:style-name="T317">&gt;</text:span></text:p>
      <text:p text:style-name="P318"><text:span text:style-name="T319">       <text:s/></text:span><text:span text:style-name="T320">&lt;</text:span><text:span text:style-name="T321">li</text:span><text:span text:style-name="T322">&gt;</text:span><text:span text:style-name="T323">Adjust brightness and color temperature</text:span><text:span text:style-name="T324">&lt;/</text:span><text:span text:style-name="T325">li</text:span><text:span text:style-name="T326">&gt;</text:span></text:p>
      <text:p text:style-name="P327"><text:span text:style-name="T328">       <text:s/></text:span><text:span text:style-name="T329">&lt;</text:span><text:span text:style-name="T330">li</text:span><text:span text:style-name="T331">&gt;</text:span><text:span text:style-name="T332">Set schedules and timers</text:span><text:span text:style-name="T333">&lt;/</text:span><text:span text:style-name="T334">li</text:span><text:span text:style-name="T335">&gt;</text:span></text:p>
      <text:p text:style-name="P336"><text:span text:style-name="T337">       <text:s/></text:span><text:span text:style-name="T338">&lt;</text:span><text:span text:style-name="T339">li</text:span><text:span text:style-name="T340">&gt;</text:span><text:span text:style-name="T341">Voice control with virtual assistants</text:span><text:span text:style-name="T342">&lt;/</text:span><text:span text:style-name="T343">li</text:span><text:span text:style-name="T344">&gt;</text:span></text:p>
      <text:p text:style-name="P345"><text:span text:style-name="T346">       <text:s/></text:span><text:span text:style-name="T347">&lt;</text:span><text:span text:style-name="T348">li</text:span><text:span text:style-name="T349">&gt;</text:span><text:span text:style-name="T350">Energy-efficient and long-lasting</text:span><text:span text:style-name="T351">&lt;/</text:span><text:span text:style-name="T352">li</text:span><text:span text:style-name="T353">&gt;</text:span></text:p>
      <text:p text:style-name="P354"><text:span text:style-name="T355">     <text:s/></text:span><text:span text:style-name="T356">&lt;/</text:span><text:span text:style-name="T357">ul</text:span><text:span text:style-name="T358">&gt;</text:span></text:p>
      <text:p text:style-name="P359"><text:span text:style-name="T360">   <text:s/></text:span><text:span text:style-name="T361">&lt;/</text:span><text:span text:style-name="T362">section</text:span><text:span text:style-name="T363">&gt;</text:span></text:p>
      <text:p text:style-name="P364"/>
      <text:p text:style-name="P365"><text:span text:style-name="T366">   <text:s/></text:span><text:span text:style-name="T367">&lt;</text:span><text:span text:style-name="T368">section</text:span><text:span text:style-name="T369"><text:s/></text:span><text:span text:style-name="T370">id</text:span><text:span text:style-name="T371">=</text:span><text:span text:style-name="T372">"benefits"</text:span><text:span text:style-name="T373">&gt;</text:span></text:p>
      <text:p text:style-name="P374"><text:span text:style-name="T375">     <text:s/></text:span><text:span text:style-name="T376">&lt;</text:span><text:span text:style-name="T377">h3</text:span><text:span text:style-name="T378">&gt;</text:span><text:span text:style-name="T379">Product Benefits</text:span><text:span text:style-name="T380">&lt;/</text:span><text:span text:style-name="T381">h3</text:span><text:span text:style-name="T382">&gt;</text:span></text:p>
      <text:p text:style-name="P383"><text:span text:style-name="T384">     <text:s/></text:span><text:span text:style-name="T385">&lt;</text:span><text:span text:style-name="T386">ul</text:span><text:span text:style-name="T387">&gt;</text:span></text:p>
      <text:p text:style-name="P388"><text:span text:style-name="T389">       <text:s/></text:span><text:span text:style-name="T390">&lt;</text:span><text:span text:style-name="T391">li</text:span><text:span text:style-name="T392">&gt;</text:span><text:span text:style-name="T393">Create the perfect ambiance for any occasion</text:span><text:span text:style-name="T394">&lt;/</text:span><text:span text:style-name="T395">li</text:span><text:span text:style-name="T396">&gt;</text:span></text:p>
      <text:p text:style-name="P397"><text:span text:style-name="T398">       <text:s/></text:span><text:span text:style-name="T399">&lt;</text:span><text:span text:style-name="T400">li</text:span><text:span text:style-name="T401">&gt;</text:span><text:span text:style-name="T402">Enhance your mood and well-being</text:span><text:span text:style-name="T403">&lt;/</text:span><text:span text:style-name="T404">li</text:span><text:span text:style-name="T405">&gt;</text:span></text:p>
      <text:soft-page-break/>
      <text:p text:style-name="P406"><text:span text:style-name="T407">       <text:s/></text:span><text:span text:style-name="T408">&lt;</text:span><text:span text:style-name="T409">li</text:span><text:span text:style-name="T410">&gt;</text:span><text:span text:style-name="T411">Save energy and reduce electricity bills</text:span><text:span text:style-name="T412">&lt;/</text:span><text:span text:style-name="T413">li</text:span><text:span text:style-name="T414">&gt;</text:span></text:p>
      <text:p text:style-name="P415"><text:span text:style-name="T416">       <text:s/></text:span><text:span text:style-name="T417">&lt;</text:span><text:span text:style-name="T418">li</text:span><text:span text:style-name="T419">&gt;</text:span><text:span text:style-name="T420">Convenient and intuitive control</text:span><text:span text:style-name="T421">&lt;/</text:span><text:span text:style-name="T422">li</text:span><text:span text:style-name="T423">&gt;</text:span></text:p>
      <text:p text:style-name="P424"><text:span text:style-name="T425">       <text:s/></text:span><text:span text:style-name="T426">&lt;</text:span><text:span text:style-name="T427">li</text:span><text:span text:style-name="T428">&gt;</text:span><text:span text:style-name="T429">Transform your living space with vibrant colors</text:span><text:span text:style-name="T430">&lt;/</text:span><text:span text:style-name="T431">li</text:span><text:span text:style-name="T432">&gt;</text:span></text:p>
      <text:p text:style-name="P433"><text:span text:style-name="T434">       <text:s/></text:span><text:span text:style-name="T435">&lt;</text:span><text:span text:style-name="T436">li</text:span><text:span text:style-name="T437">&gt;</text:span><text:span text:style-name="T438">Long lifespan for extended usage</text:span><text:span text:style-name="T439">&lt;/</text:span><text:span text:style-name="T440">li</text:span><text:span text:style-name="T441">&gt;</text:span></text:p>
      <text:p text:style-name="P442"><text:span text:style-name="T443">     <text:s/></text:span><text:span text:style-name="T444">&lt;/</text:span><text:span text:style-name="T445">ul</text:span><text:span text:style-name="T446">&gt;</text:span></text:p>
      <text:p text:style-name="P447"><text:span text:style-name="T448">   <text:s/></text:span><text:span text:style-name="T449">&lt;/</text:span><text:span text:style-name="T450">section</text:span><text:span text:style-name="T451">&gt;</text:span></text:p>
      <text:p text:style-name="P452"/>
      <text:p text:style-name="P453"><text:span text:style-name="T454">   <text:s/></text:span><text:span text:style-name="T455">&lt;</text:span><text:span text:style-name="T456">section</text:span><text:span text:style-name="T457"><text:s/></text:span><text:span text:style-name="T458">id</text:span><text:span text:style-name="T459">=</text:span><text:span text:style-name="T460">"testimonials"</text:span><text:span text:style-name="T461">&gt;</text:span></text:p>
      <text:p text:style-name="P462"><text:span text:style-name="T463">     <text:s/></text:span><text:span text:style-name="T464">&lt;</text:span><text:span text:style-name="T465">h3</text:span><text:span text:style-name="T466">&gt;</text:span><text:span text:style-name="T467">Testimonials</text:span><text:span text:style-name="T468">&lt;/</text:span><text:span text:style-name="T469">h3</text:span><text:span text:style-name="T470">&gt;</text:span></text:p>
      <text:p text:style-name="P471"><text:span text:style-name="T472">     <text:s/></text:span><text:span text:style-name="T473">&lt;</text:span><text:span text:style-name="T474">div</text:span><text:span text:style-name="T475"><text:s/></text:span><text:span text:style-name="T476">class</text:span><text:span text:style-name="T477">=</text:span><text:span text:style-name="T478">"testimonial"</text:span><text:span text:style-name="T479">&gt;</text:span></text:p>
      <text:p text:style-name="P480"><text:span text:style-name="T481">       <text:s/></text:span><text:span text:style-name="T482">&lt;</text:span><text:span text:style-name="T483">p</text:span><text:span text:style-name="T484">&gt;</text:span><text:span text:style-name="T485">"The GloBrite LED Smart Bulb Set has transformed my home lighting experience. I love being able to adjust the colors and brightness according to my mood and needs. Highly recommended!"</text:span><text:span text:style-name="T486">&lt;/</text:span><text:span text:style-name="T487">p</text:span><text:span text:style-name="T488">&gt;</text:span></text:p>
      <text:p text:style-name="P489"><text:span text:style-name="T490">       <text:s/></text:span><text:span text:style-name="T491">&lt;</text:span><text:span text:style-name="T492">p</text:span><text:span text:style-name="T493">&gt;</text:span><text:span text:style-name="T494">- John Doe</text:span><text:span text:style-name="T495">&lt;/</text:span><text:span text:style-name="T496">p</text:span><text:span text:style-name="T497">&gt;</text:span></text:p>
      <text:p text:style-name="P498"><text:span text:style-name="T499">     <text:s/></text:span><text:span text:style-name="T500">&lt;/</text:span><text:span text:style-name="T501">div</text:span><text:span text:style-name="T502">&gt;</text:span></text:p>
      <text:p text:style-name="P503"><text:span text:style-name="T504">     <text:s/></text:span><text:span text:style-name="T505">&lt;</text:span><text:span text:style-name="T506">div</text:span><text:span text:style-name="T507"><text:s/></text:span><text:span text:style-name="T508">class</text:span><text:span text:style-name="T509">=</text:span><text:span text:style-name="T510">"testimonial"</text:span><text:span text:style-name="T511">&gt;</text:span></text:p>
      <text:p text:style-name="P512"><text:span text:style-name="T513">       <text:s/></text:span><text:span text:style-name="T514">&lt;</text:span><text:span text:style-name="T515">p</text:span><text:span text:style-name="T516">&gt;</text:span><text:span text:style-name="T517">"I can't imagine going back to regular bulbs after using GloBrite. The convenience and versatility of these smart bulbs are unmatched. They've added a whole new dimension to my living space!"</text:span><text:span text:style-name="T518">&lt;/</text:span><text:span text:style-name="T519">p</text:span><text:span text:style-name="T520">&gt;</text:span></text:p>
      <text:p text:style-name="P521"><text:span text:style-name="T522">       <text:s/></text:span><text:span text:style-name="T523">&lt;</text:span><text:span text:style-name="T524">p</text:span><text:span text:style-name="T525">&gt;</text:span><text:span text:style-name="T526">- Jane Smith</text:span><text:span text:style-name="T527">&lt;/</text:span><text:span text:style-name="T528">p</text:span><text:span text:style-name="T529">&gt;</text:span></text:p>
      <text:p text:style-name="P530"><text:span text:style-name="T531">     <text:s/></text:span><text:span text:style-name="T532">&lt;/</text:span><text:span text:style-name="T533">div</text:span><text:span text:style-name="T534">&gt;</text:span></text:p>
      <text:p text:style-name="P535"><text:span text:style-name="T536">   <text:s/></text:span><text:span text:style-name="T537">&lt;/</text:span><text:span text:style-name="T538">section</text:span><text:span text:style-name="T539">&gt;</text:span></text:p>
      <text:p text:style-name="P540"/>
      <text:p text:style-name="P541"><text:span text:style-name="T542">   <text:s/></text:span><text:span text:style-name="T543">&lt;</text:span><text:span text:style-name="T544">section</text:span><text:span text:style-name="T545"><text:s/></text:span><text:span text:style-name="T546">id</text:span><text:span text:style-name="T547">=</text:span><text:span text:style-name="T548">"pricing"</text:span><text:span text:style-name="T549">&gt;</text:span></text:p>
      <text:p text:style-name="P550"><text:span text:style-name="T551">     <text:s/></text:span><text:span text:style-name="T552">&lt;</text:span><text:span text:style-name="T553">h3</text:span><text:span text:style-name="T554">&gt;</text:span><text:span text:style-name="T555">Pricing</text:span><text:span text:style-name="T556">&lt;/</text:span><text:span text:style-name="T557">h3</text:span><text:span text:style-name="T558">&gt;</text:span></text:p>
      <text:p text:style-name="P559"><text:span text:style-name="T560">     <text:s/></text:span><text:span text:style-name="T561">&lt;</text:span><text:span text:style-name="T562">ul</text:span><text:span text:style-name="T563">&gt;</text:span></text:p>
      <text:p text:style-name="P564"><text:span text:style-name="T565">       <text:s/></text:span><text:span text:style-name="T566">&lt;</text:span><text:span text:style-name="T567">li</text:span><text:span text:style-name="T568">&gt;</text:span><text:span text:style-name="T569">GloBrite Basic Set - $49.99</text:span><text:span text:style-name="T570">&lt;/</text:span><text:span text:style-name="T571">li</text:span><text:span text:style-name="T572">&gt;</text:span></text:p>
      <text:p text:style-name="P573"><text:span text:style-name="T574">       <text:s/></text:span><text:span text:style-name="T575">&lt;</text:span><text:span text:style-name="T576">li</text:span><text:span text:style-name="T577">&gt;</text:span><text:span text:style-name="T578">GloBrite Plus Set - $79.99</text:span><text:span text:style-name="T579">&lt;/</text:span><text:span text:style-name="T580">li</text:span><text:span text:style-name="T581">&gt;</text:span></text:p>
      <text:p text:style-name="P582"><text:span text:style-name="T583">       <text:s/></text:span><text:span text:style-name="T584">&lt;</text:span><text:span text:style-name="T585">li</text:span><text:span text:style-name="T586">&gt;</text:span><text:span text:style-name="T587">GloBrite Deluxe Set - $99.99</text:span><text:span text:style-name="T588">&lt;/</text:span><text:span text:style-name="T589">li</text:span><text:span text:style-name="T590">&gt;</text:span></text:p>
      <text:p text:style-name="P591"><text:span text:style-name="T592">     <text:s/></text:span><text:span text:style-name="T593">&lt;/</text:span><text:span text:style-name="T594">ul</text:span><text:span text:style-name="T595">&gt;</text:span></text:p>
      <text:p text:style-name="P596"><text:span text:style-name="T597">   <text:s/></text:span><text:span text:style-name="T598">&lt;/</text:span><text:span text:style-name="T599">section</text:span><text:span text:style-name="T600">&gt;</text:span></text:p>
      <text:p text:style-name="P601"/>
      <text:p text:style-name="P602"><text:span text:style-name="T603">   <text:s/></text:span><text:span text:style-name="T604">&lt;</text:span><text:span text:style-name="T605">section</text:span><text:span text:style-name="T606"><text:s/></text:span><text:span text:style-name="T607">id</text:span><text:span text:style-name="T608">=</text:span><text:span text:style-name="T609">"contact"</text:span><text:span text:style-name="T610">&gt;</text:span></text:p>
      <text:p text:style-name="P611"><text:span text:style-name="T612">     <text:s/></text:span><text:span text:style-name="T613">&lt;</text:span><text:span text:style-name="T614">h3</text:span><text:span text:style-name="T615">&gt;</text:span><text:span text:style-name="T616">Contact Us</text:span><text:span text:style-name="T617">&lt;/</text:span><text:span text:style-name="T618">h3</text:span><text:span text:style-name="T619">&gt;</text:span></text:p>
      <text:p text:style-name="P620"><text:span text:style-name="T621">     <text:s/></text:span><text:span text:style-name="T622">&lt;</text:span><text:span text:style-name="T623">p</text:span><text:span text:style-name="T624">&gt;</text:span><text:span text:style-name="T625">Contact Information: GloBrite, 1234 Light Street, City, State, ZIP, Phone: 123-456-7890, Email: info@globrite.com</text:span><text:span text:style-name="T626">&lt;/</text:span><text:span text:style-name="T627">p</text:span><text:span text:style-name="T628">&gt;</text:span></text:p>
      <text:p text:style-name="P629"><text:span text:style-name="T630">     <text:s/></text:span><text:span text:style-name="T631">&lt;</text:span><text:span text:style-name="T632">form</text:span><text:span text:style-name="T633">&gt;</text:span></text:p>
      <text:p text:style-name="P634"><text:span text:style-name="T635">       <text:s/></text:span><text:span text:style-name="T636">&lt;</text:span><text:span text:style-name="T637">label</text:span><text:span text:style-name="T638"><text:s/></text:span><text:span text:style-name="T639">for</text:span><text:span text:style-name="T640">=</text:span><text:span text:style-name="T641">"name"</text:span><text:span text:style-name="T642">&gt;</text:span><text:span text:style-name="T643">Name:</text:span><text:span text:style-name="T644">&lt;/</text:span><text:span text:style-name="T645">label</text:span><text:span text:style-name="T646">&gt;</text:span></text:p>
      <text:p text:style-name="P647"><text:span text:style-name="T648">       <text:s/></text:span><text:span text:style-name="T649">&lt;</text:span><text:span text:style-name="T650">input</text:span><text:span text:style-name="T651"><text:s/></text:span><text:span text:style-name="T652">type</text:span><text:span text:style-name="T653">=</text:span><text:span text:style-name="T654">"text"</text:span><text:span text:style-name="T655"><text:s/></text:span><text:span text:style-name="T656">id</text:span><text:span text:style-name="T657">=</text:span><text:span text:style-name="T658">"name"</text:span><text:span text:style-name="T659"><text:s/></text:span><text:span text:style-name="T660">name</text:span><text:span text:style-name="T661">=</text:span><text:span text:style-name="T662">"name"</text:span><text:span text:style-name="T663"><text:s/></text:span><text:span text:style-name="T664">required</text:span><text:span text:style-name="T665">&gt;</text:span></text:p>
      <text:p text:style-name="P666"><text:span text:style-name="T667">       <text:s/></text:span><text:span text:style-name="T668">&lt;</text:span><text:span text:style-name="T669">label</text:span><text:span text:style-name="T670"><text:s/></text:span><text:span text:style-name="T671">for</text:span><text:span text:style-name="T672">=</text:span><text:span text:style-name="T673">"email"</text:span><text:span text:style-name="T674">&gt;</text:span><text:span text:style-name="T675">Email:</text:span><text:span text:style-name="T676">&lt;/</text:span><text:span text:style-name="T677">label</text:span><text:span text:style-name="T678">&gt;</text:span></text:p>
      <text:p text:style-name="P679"><text:span text:style-name="T680">       <text:s/></text:span><text:span text:style-name="T681">&lt;</text:span><text:span text:style-name="T682">input</text:span><text:span text:style-name="T683"><text:s/></text:span><text:span text:style-name="T684">type</text:span><text:span text:style-name="T685">=</text:span><text:span text:style-name="T686">"email"</text:span><text:span text:style-name="T687"><text:s/></text:span><text:span text:style-name="T688">id</text:span><text:span text:style-name="T689">=</text:span><text:span text:style-name="T690">"email"</text:span><text:span text:style-name="T691"><text:s/></text:span><text:span text:style-name="T692">name</text:span><text:span text:style-name="T693">=</text:span><text:span text:style-name="T694">"email"</text:span><text:span text:style-name="T695"><text:s/></text:span><text:span text:style-name="T696">required</text:span><text:span text:style-name="T697">&gt;</text:span></text:p>
      <text:p text:style-name="P698"><text:span text:style-name="T699">       <text:s/></text:span><text:span text:style-name="T700">&lt;</text:span><text:span text:style-name="T701">label</text:span><text:span text:style-name="T702"><text:s/></text:span><text:span text:style-name="T703">for</text:span><text:span text:style-name="T704">=</text:span><text:span text:style-name="T705">"message"</text:span><text:span text:style-name="T706">&gt;</text:span><text:span text:style-name="T707">Message:</text:span><text:span text:style-name="T708">&lt;/</text:span><text:span text:style-name="T709">label</text:span><text:span text:style-name="T710">&gt;</text:span></text:p>
      <text:p text:style-name="P711"><text:span text:style-name="T712">       <text:s/></text:span><text:span text:style-name="T713">&lt;</text:span><text:span text:style-name="T714">textarea</text:span><text:span text:style-name="T715"><text:s/></text:span><text:span text:style-name="T716">id</text:span><text:span text:style-name="T717">=</text:span><text:span text:style-name="T718">"message"</text:span><text:span text:style-name="T719"><text:s/></text:span><text:span text:style-name="T720">name</text:span><text:span text:style-name="T721">=</text:span><text:span text:style-name="T722">"message"</text:span><text:span text:style-name="T723"><text:s/></text:span><text:span text:style-name="T724">required</text:span><text:span text:style-name="T725">&gt;&lt;/</text:span><text:span text:style-name="T726">textarea</text:span><text:span text:style-name="T727">&gt;</text:span></text:p>
      <text:p text:style-name="P728"><text:span text:style-name="T729">       <text:s/></text:span><text:span text:style-name="T730">&lt;</text:span><text:span text:style-name="T731">input</text:span><text:span text:style-name="T732"><text:s/></text:span><text:span text:style-name="T733">type</text:span><text:span text:style-name="T734">=</text:span><text:span text:style-name="T735">"submit"</text:span><text:span text:style-name="T736"><text:s/></text:span><text:span text:style-name="T737">value</text:span><text:span text:style-name="T738">=</text:span><text:span text:style-name="T739">"Submit"</text:span><text:span text:style-name="T740">&gt;</text:span></text:p>
      <text:p text:style-name="P741"><text:span text:style-name="T742">     <text:s/></text:span><text:span text:style-name="T743">&lt;/</text:span><text:span text:style-name="T744">form</text:span><text:span text:style-name="T745">&gt;</text:span></text:p>
      <text:p text:style-name="P746"><text:span text:style-name="T747">   <text:s/></text:span><text:span text:style-name="T748">&lt;/</text:span><text:span text:style-name="T749">section</text:span><text:span text:style-name="T750">&gt;</text:span></text:p>
      <text:p text:style-name="P751"><text:span text:style-name="T752"> <text:s/></text:span><text:span text:style-name="T753">&lt;/</text:span><text:span text:style-name="T754">main</text:span><text:span text:style-name="T755">&gt;</text:span></text:p>
      <text:p text:style-name="P756"/>
      <text:soft-page-break/>
      <text:p text:style-name="P757"><text:span text:style-name="T758"> <text:s/></text:span><text:span text:style-name="T759">&lt;</text:span><text:span text:style-name="T760">footer</text:span><text:span text:style-name="T761">&gt;</text:span></text:p>
      <text:p text:style-name="P762"><text:span text:style-name="T763">   <text:s/></text:span><text:span text:style-name="T764">&lt;</text:span><text:span text:style-name="T765">p</text:span><text:span text:style-name="T766">&gt;</text:span><text:span text:style-name="T767">&amp;copy;</text:span><text:span text:style-name="T768"><text:s/>2023 GloBrite. All rights reserved.</text:span><text:span text:style-name="T769">&lt;/</text:span><text:span text:style-name="T770">p</text:span><text:span text:style-name="T771">&gt;</text:span></text:p>
      <text:p text:style-name="P772"><text:span text:style-name="T773"> <text:s/></text:span><text:span text:style-name="T774">&lt;/</text:span><text:span text:style-name="T775">footer</text:span><text:span text:style-name="T776">&gt;</text:span></text:p>
      <text:p text:style-name="P777"/>
      <text:p text:style-name="P778"><text:span text:style-name="T779"> <text:s/></text:span><text:span text:style-name="T780">&lt;</text:span><text:span text:style-name="T781">script</text:span><text:span text:style-name="T782"><text:s/></text:span><text:span text:style-name="T783">src</text:span><text:span text:style-name="T784">=</text:span><text:span text:style-name="T785">"script.js"</text:span><text:span text:style-name="T786">&gt;&lt;/</text:span><text:span text:style-name="T787">script</text:span><text:span text:style-name="T788">&gt;</text:span></text:p>
      <text:p text:style-name="P789"><text:span text:style-name="T790">&lt;/</text:span><text:span text:style-name="T791">body</text:span><text:span text:style-name="T792">&gt;</text:span></text:p>
      <text:p text:style-name="P793"><text:span text:style-name="T794">&lt;/</text:span><text:span text:style-name="T795">html</text:span><text:span text:style-name="T796">&gt;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0pt" fo:background-color="transparent" style:text-underline-type="none" style:text-underline-color="font-color" style:text-emphasize="none" fo:language="en" fo:country="IN" style:language-asian="en" style:country-asian="US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hit pandey</meta:initial-creator>
    <dc:creator>rohit pandey</dc:creator>
    <meta:creation-date>2023-07-15T22:12:00Z</meta:creation-date>
    <dc:date>2023-07-15T22:13:00Z</dc:date>
    <meta:template xlink:href="Normal" xlink:type="simple"/>
    <meta:editing-cycles>1</meta:editing-cycles>
    <meta:editing-duration>PT60S</meta:editing-duration>
    <meta:user-defined meta:name="GrammarlyDocumentId">21441b42-6eb9-42ea-9ed1-24b85f7ce9e6</meta:user-defined>
    <meta:document-statistic meta:page-count="3" meta:paragraph-count="6" meta:word-count="495" meta:character-count="3311" meta:row-count="23" meta:non-whitespace-character-count="2822"/>
  </office:meta>
</office:document-meta>
</file>